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1cm" svg:height="8.591cm" svg:x="0.2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5:08:44.417654315</dc:date>
    <meta:editing-duration>PT2M36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592cm" xlink:href="." xlink:type="simple" chart:class="chart:scatter" chart:style-name="ch1">
        <chart:plot-area chart:style-name="ch2" chart:data-source-has-labels="both" svg:x="0.303cm" svg:y="0.171cm" svg:width="14.586cm" svg:height="8.25cm">
          <chartooo:coordinate-region svg:x="0.845cm" svg:y="0.37cm" svg:width="13.95cm" svg:height="7.85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88216626637028">
                <text:p>0.188216626637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57982212078459">
                <text:p>0.557982212078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07980999479094">
                <text:p>0.907980999479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794295781269561">
                <text:p>0.794295781269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0628215181562585">
                <text:p>0.0628215181562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312868930080463">
                <text:p>-0.312868930080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677475840490582">
                <text:p>-0.677475840490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32262373064731">
                <text:p>-1.3226237306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312868930080464">
                <text:p>-0.312868930080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062821518156259">
                <text:p>0.062821518156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79429578126956">
                <text:p>0.794295781269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22581410730596">
                <text:p>1.22581410730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07980999479093">
                <text:p>0.9079809994790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5798221207846">
                <text:p>0.55798221207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88216626637032">
                <text:p>0.188216626637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8821662663703">
                <text:p>-0.18821662663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07980999479091">
                <text:p>-0.907980999479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436286482793087">
                <text:p>-0.4362864827930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0628215181562539">
                <text:p>-0.06282151815625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312868930080462">
                <text:p>0.312868930080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677475840490581">
                <text:p>0.677475840490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01808283150075">
                <text:p>1.01808283150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32262373064731">
                <text:p>1.32262373064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677475840490584">
                <text:p>0.677475840490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312868930080465">
                <text:p>0.3128689300804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0628215181562583">
                <text:p>-0.0628215181562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794295781269559">
                <text:p>-0.794295781269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97537668119027">
                <text:p>-1.975376681190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55798221207846">
                <text:p>-0.557982212078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188216626637026">
                <text:p>-0.1882166266370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188216626637022">
                <text:p>0.1882166266370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557982212078457">
                <text:p>0.5579822120784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0798099947909">
                <text:p>0.907980999479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9518335238775">
                <text:p>1.95183352387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794295781269562">
                <text:p>0.7942957812695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436286482793081">
                <text:p>0.4362864827930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0628215181562546">
                <text:p>0.06282151815625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677475840490587">
                <text:p>-0.677475840490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92058737135388">
                <text:p>-1.920587371353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32262373064731">
                <text:p>-1.322623730647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677475840490585">
                <text:p>-0.6774758404905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312868930080466">
                <text:p>-0.3128689300804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0628215181562576">
                <text:p>0.06282151815625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436286482793084">
                <text:p>0.4362864827930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794295781269558">
                <text:p>0.7942957812695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41421356237309">
                <text:p>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